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49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，BSGS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，二次剩余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，杜教筛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，莫比乌斯反演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，prufer序列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[模板]Pollard-Rho算法 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ollard-Rho</text:p>
          </table:table-cell>
          <table:table-cell office:value-type="string" calcext:value-type="string">
            <text:p>Miller-Rab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小A与两位神仙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 office:value-type="string" calcext:value-type="string">
            <text:p>Pollard-Rho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SHOI2002] 百事世界杯之旅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期望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U! 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[AHOI2009] 同类分布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8" office:value-type="float" office:value="7" calcext:value-type="float">
            <text:p>7</text:p>
          </table:table-cell>
        </table:table-row>
        <table:table-row table:style-name="ro4">
          <table:table-cell table:style-name="ce13" office:value-type="string" calcext:value-type="string">
            <text:p>[SCOI 2009]windy数</text:p>
          </table:table-cell>
          <table:table-cell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花神的数论题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互不侵犯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炮兵阵地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F5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分</number:text>
      <number:seconds number:style="long" number:decimal-places="2"/>
      <number:text>秒</number:text>
    </number:time-style>
    <number:time-style style:name="N117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18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  <number:currency-style style:name="N146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6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48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0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52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4:43:08.865880707</meta:creation-date>
    <dc:date>2022-08-12T21:12:50.889000000</dc:date>
    <meta:editing-duration>PT7H12M33S</meta:editing-duration>
    <meta:editing-cycles>78</meta:editing-cycles>
    <meta:generator>LibreOffice/7.3.5.2$Windows_X86_64 LibreOffice_project/184fe81b8c8c30d8b5082578aee2fed2ea847c01</meta:generator>
    <meta:document-statistic meta:table-count="1" meta:cell-count="348" meta:object-count="0"/>
  </office:meta>
</office:document-meta>
</file>